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G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1 thread</text:p>
          </table:table-cell>
          <table:table-cell table:style-name="ce1" table:number-columns-repeated="4"/>
          <table:table-cell/>
          <table:table-cell table:style-name="ce1" office:value-type="string" calcext:value-type="string">
            <text:p>2 threads</text:p>
          </table:table-cell>
          <table:table-cell table:style-name="ce1" table:number-columns-repeated="4"/>
          <table:table-cell/>
          <table:table-cell table:style-name="ce1" office:value-type="string" calcext:value-type="string">
            <text:p>4 threads</text:p>
          </table:table-cell>
          <table:table-cell table:style-name="ce1" table:number-columns-repeated="4"/>
        </table:table-row>
        <table:table-row table:style-name="ro1">
          <table:table-cell/>
          <table:table-cell table:style-name="ce1" office:value-type="string" calcext:value-type="string">
            <text:p>Class A</text:p>
          </table:table-cell>
          <table:table-cell table:style-name="ce1" table:number-columns-repeated="2"/>
          <table:table-cell table:style-name="ce1" office:value-type="string" calcext:value-type="string">
            <text:p>Class B</text:p>
          </table:table-cell>
          <table:table-cell table:style-name="ce1"/>
          <table:table-cell/>
          <table:table-cell table:style-name="ce1" office:value-type="string" calcext:value-type="string">
            <text:p>Class A</text:p>
          </table:table-cell>
          <table:table-cell table:style-name="ce1" table:number-columns-repeated="2"/>
          <table:table-cell table:style-name="ce1" office:value-type="string" calcext:value-type="string">
            <text:p>Class B</text:p>
          </table:table-cell>
          <table:table-cell table:style-name="ce1"/>
          <table:table-cell/>
          <table:table-cell table:style-name="ce1" office:value-type="string" calcext:value-type="string">
            <text:p>Class A</text:p>
          </table:table-cell>
          <table:table-cell table:style-name="ce1" table:number-columns-repeated="2"/>
          <table:table-cell table:style-name="ce1" office:value-type="string" calcext:value-type="string">
            <text:p>Class B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 table:style-name="ce1"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 table:style-name="ce1"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 table:style-name="ce1"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</table:table-row>
        <table:table-row table:style-name="ro1">
          <table:table-cell/>
          <table:table-cell office:value-type="float" office:value="0.77" calcext:value-type="float">
            <text:p>0.77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float" office:value="49.48" calcext:value-type="float">
            <text:p>49.48</text:p>
          </table:table-cell>
          <table:table-cell office:value-type="float" office:value="50.08" calcext:value-type="float">
            <text:p>50.08</text:p>
          </table:table-cell>
          <table:table-cell/>
          <table:table-cell office:value-type="float" office:value="0.43" calcext:value-type="float">
            <text:p>0.43</text:p>
          </table:table-cell>
          <table:table-cell office:value-type="float" office:value="0.42" calcext:value-type="float">
            <text:p>0.42</text:p>
          </table:table-cell>
          <table:table-cell/>
          <table:table-cell office:value-type="float" office:value="26.02" calcext:value-type="float">
            <text:p>26.02</text:p>
          </table:table-cell>
          <table:table-cell office:value-type="float" office:value="25.74" calcext:value-type="float">
            <text:p>25.74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5.05" calcext:value-type="float">
            <text:p>15.05</text:p>
          </table:table-cell>
          <table:table-cell office:value-type="float" office:value="15.52" calcext:value-type="float">
            <text:p>15.52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float" office:value="48.48" calcext:value-type="float">
            <text:p>48.48</text:p>
          </table:table-cell>
          <table:table-cell office:value-type="float" office:value="49.37" calcext:value-type="float">
            <text:p>49.37</text:p>
          </table:table-cell>
          <table:table-cell/>
          <table:table-cell office:value-type="float" office:value="0.42" calcext:value-type="float">
            <text:p>0.42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float" office:value="26.13" calcext:value-type="float">
            <text:p>26.13</text:p>
          </table:table-cell>
          <table:table-cell office:value-type="float" office:value="26.47" calcext:value-type="float">
            <text:p>26.47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5.3" calcext:value-type="float">
            <text:p>15.3</text:p>
          </table:table-cell>
          <table:table-cell office:value-type="float" office:value="15.65" calcext:value-type="float">
            <text:p>15.65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float" office:value="48.75" calcext:value-type="float">
            <text:p>48.75</text:p>
          </table:table-cell>
          <table:table-cell office:value-type="float" office:value="48.96" calcext:value-type="float">
            <text:p>48.96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6.83" calcext:value-type="float">
            <text:p>26.83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float" office:value="14.78" calcext:value-type="float">
            <text:p>14.78</text:p>
          </table:table-cell>
          <table:table-cell office:value-type="float" office:value="15.91" calcext:value-type="float">
            <text:p>15.91</text:p>
          </table:table-cell>
        </table:table-row>
        <table:table-row table:style-name="ro1">
          <table:table-cell/>
          <table:table-cell office:value-type="float" office:value="0.79" calcext:value-type="float">
            <text:p>0.79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float" office:value="48.8" calcext:value-type="float">
            <text:p>48.8</text:p>
          </table:table-cell>
          <table:table-cell office:value-type="float" office:value="49.46" calcext:value-type="float">
            <text:p>49.46</text:p>
          </table:table-cell>
          <table:table-cell/>
          <table:table-cell table:number-columns-repeated="2" office:value-type="float" office:value="0.42" calcext:value-type="float">
            <text:p>0.42</text:p>
          </table:table-cell>
          <table:table-cell/>
          <table:table-cell office:value-type="float" office:value="26.37" calcext:value-type="float">
            <text:p>26.37</text:p>
          </table:table-cell>
          <table:table-cell office:value-type="float" office:value="27.76" calcext:value-type="float">
            <text:p>27.76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4.77" calcext:value-type="float">
            <text:p>14.77</text:p>
          </table:table-cell>
          <table:table-cell office:value-type="float" office:value="15.59" calcext:value-type="float">
            <text:p>15.59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float" office:value="48.21" calcext:value-type="float">
            <text:p>48.21</text:p>
          </table:table-cell>
          <table:table-cell office:value-type="float" office:value="49.77" calcext:value-type="float">
            <text:p>49.77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float" office:value="26.08" calcext:value-type="float">
            <text:p>26.08</text:p>
          </table:table-cell>
          <table:table-cell office:value-type="float" office:value="28.31" calcext:value-type="float">
            <text:p>28.31</text:p>
          </table:table-cell>
          <table:table-cell/>
          <table:table-cell office:value-type="float" office:value="0.29" calcext:value-type="float">
            <text:p>0.29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4.99" calcext:value-type="float">
            <text:p>14.99</text:p>
          </table:table-cell>
          <table:table-cell office:value-type="float" office:value="15.56" calcext:value-type="float">
            <text:p>15.56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5:.B9])" office:value-type="float" office:value="0.788" calcext:value-type="float">
            <text:p>0.788</text:p>
          </table:table-cell>
          <table:table-cell table:formula="of:=AVERAGE([.C5:.C9])" office:value-type="float" office:value="0.82" calcext:value-type="float">
            <text:p>0.82</text:p>
          </table:table-cell>
          <table:table-cell/>
          <table:table-cell table:formula="of:=AVERAGE([.E5:.E9])" office:value-type="float" office:value="48.744" calcext:value-type="float">
            <text:p>48.744</text:p>
          </table:table-cell>
          <table:table-cell table:formula="of:=AVERAGE([.F5:.F9])" office:value-type="float" office:value="49.528" calcext:value-type="float">
            <text:p>49.528</text:p>
          </table:table-cell>
          <table:table-cell/>
          <table:table-cell table:formula="of:=AVERAGE([.H5:.H9])" office:value-type="float" office:value="0.418" calcext:value-type="float">
            <text:p>0.418</text:p>
          </table:table-cell>
          <table:table-cell table:formula="of:=AVERAGE([.I5:.I9])" office:value-type="float" office:value="0.426" calcext:value-type="float">
            <text:p>0.426</text:p>
          </table:table-cell>
          <table:table-cell/>
          <table:table-cell table:formula="of:=AVERAGE([.K5:.K9])" office:value-type="float" office:value="26.12" calcext:value-type="float">
            <text:p>26.12</text:p>
          </table:table-cell>
          <table:table-cell table:formula="of:=AVERAGE([.L5:.L9])" office:value-type="float" office:value="27.022" calcext:value-type="float">
            <text:p>27.022</text:p>
          </table:table-cell>
          <table:table-cell/>
          <table:table-cell table:formula="of:=AVERAGE([.N5:.N9])" office:value-type="float" office:value="0.278" calcext:value-type="float">
            <text:p>0.278</text:p>
          </table:table-cell>
          <table:table-cell table:formula="of:=AVERAGE([.O5:.O9])" office:value-type="float" office:value="0.302" calcext:value-type="float">
            <text:p>0.302</text:p>
          </table:table-cell>
          <table:table-cell/>
          <table:table-cell table:formula="of:=AVERAGE([.Q5:.Q9])" office:value-type="float" office:value="14.978" calcext:value-type="float">
            <text:p>14.978</text:p>
          </table:table-cell>
          <table:table-cell table:formula="of:=AVERAGE([.R5:.R9])" office:value-type="float" office:value="15.646" calcext:value-type="float">
            <text:p>15.646</text:p>
          </table:table-cell>
        </table:table-row>
        <table:table-row table:style-name="ro1">
          <table:table-cell office:value-type="string" calcext:value-type="string">
            <text:p>STEDV</text:p>
          </table:table-cell>
          <table:table-cell table:formula="of:=STDEV([.B5:.B9])" office:value-type="float" office:value="0.0130384048104053" calcext:value-type="float">
            <text:p>0.013038404810405</text:p>
          </table:table-cell>
          <table:table-cell table:formula="of:=STDEV([.C5:.C9])" office:value-type="float" office:value="0.00707106781186548" calcext:value-type="float">
            <text:p>0.007071067811865</text:p>
          </table:table-cell>
          <table:table-cell/>
          <table:table-cell table:formula="of:=STDEV([.E5:.E9])" office:value-type="float" office:value="0.474267856806677" calcext:value-type="float">
            <text:p>0.474267856806677</text:p>
          </table:table-cell>
          <table:table-cell table:formula="of:=STDEV([.F5:.F9])" office:value-type="float" office:value="0.422930254297325" calcext:value-type="float">
            <text:p>0.422930254297325</text:p>
          </table:table-cell>
          <table:table-cell/>
          <table:table-cell table:formula="of:=STDEV([.H5:.H9])" office:value-type="float" office:value="0.00836660026534074" calcext:value-type="float">
            <text:p>0.008366600265341</text:p>
          </table:table-cell>
          <table:table-cell table:formula="of:=STDEV([.I5:.I9])" office:value-type="float" office:value="0.00547722557505167" calcext:value-type="float">
            <text:p>0.005477225575052</text:p>
          </table:table-cell>
          <table:table-cell/>
          <table:table-cell table:formula="of:=STDEV([.K5:.K9])" office:value-type="float" office:value="0.148828760661373" calcext:value-type="float">
            <text:p>0.148828760661373</text:p>
          </table:table-cell>
          <table:table-cell table:formula="of:=STDEV([.L5:.L9])" office:value-type="float" office:value="1.02331324627408" calcext:value-type="float">
            <text:p>1.02331324627408</text:p>
          </table:table-cell>
          <table:table-cell/>
          <table:table-cell table:formula="of:=STDEV([.N5:.N9])" office:value-type="float" office:value="0.00836660026534074" calcext:value-type="float">
            <text:p>0.008366600265341</text:p>
          </table:table-cell>
          <table:table-cell table:formula="of:=STDEV([.O5:.O9])" office:value-type="float" office:value="0.00447213595499956" calcext:value-type="float">
            <text:p>0.004472135955</text:p>
          </table:table-cell>
          <table:table-cell/>
          <table:table-cell table:formula="of:=STDEV([.Q5:.Q9])" office:value-type="float" office:value="0.21879213879845" calcext:value-type="float">
            <text:p>0.21879213879845</text:p>
          </table:table-cell>
          <table:table-cell table:formula="of:=STDEV([.R5:.R9])" office:value-type="float" office:value="0.155016128193166" calcext:value-type="float">
            <text:p>0.155016128193166</text:p>
          </table:table-cell>
        </table:table-row>
      </table:table>
      <table:table table:name="LU" table:style-name="ta1">
        <table:table-column table:style-name="co1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1 thread</text:p>
          </table:table-cell>
          <table:table-cell table:style-name="ce1" table:number-columns-repeated="4"/>
          <table:table-cell/>
          <table:table-cell table:style-name="ce1" office:value-type="string" calcext:value-type="string">
            <text:p>2 threads</text:p>
          </table:table-cell>
          <table:table-cell table:style-name="ce1" table:number-columns-repeated="4"/>
          <table:table-cell/>
          <table:table-cell table:style-name="ce1" office:value-type="string" calcext:value-type="string">
            <text:p>4 threads</text:p>
          </table:table-cell>
          <table:table-cell table:style-name="ce1" table:number-columns-repeated="4"/>
        </table:table-row>
        <table:table-row table:style-name="ro1">
          <table:table-cell/>
          <table:table-cell table:style-name="ce1" office:value-type="string" calcext:value-type="string">
            <text:p>Class A</text:p>
          </table:table-cell>
          <table:table-cell table:style-name="ce1" table:number-columns-repeated="2"/>
          <table:table-cell table:style-name="ce1" office:value-type="string" calcext:value-type="string">
            <text:p>Class B</text:p>
          </table:table-cell>
          <table:table-cell table:style-name="ce1"/>
          <table:table-cell/>
          <table:table-cell table:style-name="ce1" office:value-type="string" calcext:value-type="string">
            <text:p>Class A</text:p>
          </table:table-cell>
          <table:table-cell table:style-name="ce1" table:number-columns-repeated="2"/>
          <table:table-cell table:style-name="ce1" office:value-type="string" calcext:value-type="string">
            <text:p>Class B</text:p>
          </table:table-cell>
          <table:table-cell table:style-name="ce1"/>
          <table:table-cell/>
          <table:table-cell table:style-name="ce1" office:value-type="string" calcext:value-type="string">
            <text:p>Class A</text:p>
          </table:table-cell>
          <table:table-cell table:style-name="ce1" table:number-columns-repeated="2"/>
          <table:table-cell table:style-name="ce1" office:value-type="string" calcext:value-type="string">
            <text:p>Class B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 table:style-name="ce1"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 table:style-name="ce1"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 table:style-name="ce1"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</table:table-row>
        <table:table-row table:style-name="ro1">
          <table:table-cell/>
          <table:table-cell office:value-type="float" office:value="24.77" calcext:value-type="float">
            <text:p>24.77</text:p>
          </table:table-cell>
          <table:table-cell office:value-type="float" office:value="25.6" calcext:value-type="float">
            <text:p>25.6</text:p>
          </table:table-cell>
          <table:table-cell/>
          <table:table-cell office:value-type="float" office:value="111.7" calcext:value-type="float">
            <text:p>111.7</text:p>
          </table:table-cell>
          <table:table-cell office:value-type="float" office:value="116.96" calcext:value-type="float">
            <text:p>116.96</text:p>
          </table:table-cell>
          <table:table-cell/>
          <table:table-cell office:value-type="float" office:value="13.66" calcext:value-type="float">
            <text:p>13.66</text:p>
          </table:table-cell>
          <table:table-cell office:value-type="float" office:value="13.56" calcext:value-type="float">
            <text:p>13.56</text:p>
          </table:table-cell>
          <table:table-cell/>
          <table:table-cell office:value-type="float" office:value="63.83" calcext:value-type="float">
            <text:p>63.83</text:p>
          </table:table-cell>
          <table:table-cell office:value-type="float" office:value="61.67" calcext:value-type="float">
            <text:p>61.67</text:p>
          </table:table-cell>
          <table:table-cell/>
          <table:table-cell office:value-type="float" office:value="7.81" calcext:value-type="float">
            <text:p>7.81</text:p>
          </table:table-cell>
          <table:table-cell office:value-type="float" office:value="7.9" calcext:value-type="float">
            <text:p>7.9</text:p>
          </table:table-cell>
          <table:table-cell/>
          <table:table-cell office:value-type="float" office:value="37.12" calcext:value-type="float">
            <text:p>37.12</text:p>
          </table:table-cell>
          <table:table-cell office:value-type="float" office:value="38.86" calcext:value-type="float">
            <text:p>38.8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.6" calcext:value-type="float">
            <text:p>25.6</text:p>
          </table:table-cell>
          <table:table-cell/>
          <table:table-cell office:value-type="float" office:value="109.83" calcext:value-type="float">
            <text:p>109.83</text:p>
          </table:table-cell>
          <table:table-cell office:value-type="float" office:value="111.76" calcext:value-type="float">
            <text:p>111.76</text:p>
          </table:table-cell>
          <table:table-cell/>
          <table:table-cell office:value-type="float" office:value="13.84" calcext:value-type="float">
            <text:p>13.84</text:p>
          </table:table-cell>
          <table:table-cell office:value-type="float" office:value="13.7" calcext:value-type="float">
            <text:p>13.7</text:p>
          </table:table-cell>
          <table:table-cell/>
          <table:table-cell office:value-type="float" office:value="59.35" calcext:value-type="float">
            <text:p>59.35</text:p>
          </table:table-cell>
          <table:table-cell office:value-type="float" office:value="61.33" calcext:value-type="float">
            <text:p>61.33</text:p>
          </table:table-cell>
          <table:table-cell/>
          <table:table-cell office:value-type="float" office:value="7.82" calcext:value-type="float">
            <text:p>7.82</text:p>
          </table:table-cell>
          <table:table-cell office:value-type="float" office:value="7.92" calcext:value-type="float">
            <text:p>7.92</text:p>
          </table:table-cell>
          <table:table-cell/>
          <table:table-cell office:value-type="float" office:value="37.79" calcext:value-type="float">
            <text:p>37.79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/>
          <table:table-cell office:value-type="float" office:value="24.5" calcext:value-type="float">
            <text:p>24.5</text:p>
          </table:table-cell>
          <table:table-cell office:value-type="float" office:value="25.11" calcext:value-type="float">
            <text:p>25.11</text:p>
          </table:table-cell>
          <table:table-cell/>
          <table:table-cell office:value-type="float" office:value="116.96" calcext:value-type="float">
            <text:p>116.96</text:p>
          </table:table-cell>
          <table:table-cell office:value-type="float" office:value="111.97" calcext:value-type="float">
            <text:p>111.97</text:p>
          </table:table-cell>
          <table:table-cell/>
          <table:table-cell office:value-type="float" office:value="13.77" calcext:value-type="float">
            <text:p>13.77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float" office:value="59.45" calcext:value-type="float">
            <text:p>59.45</text:p>
          </table:table-cell>
          <table:table-cell office:value-type="float" office:value="61.97" calcext:value-type="float">
            <text:p>61.97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7.88" calcext:value-type="float">
            <text:p>7.88</text:p>
          </table:table-cell>
          <table:table-cell/>
          <table:table-cell office:value-type="float" office:value="37.98" calcext:value-type="float">
            <text:p>37.98</text:p>
          </table:table-cell>
          <table:table-cell office:value-type="float" office:value="37.19" calcext:value-type="float">
            <text:p>37.19</text:p>
          </table:table-cell>
        </table:table-row>
        <table:table-row table:style-name="ro1">
          <table:table-cell/>
          <table:table-cell office:value-type="float" office:value="25.21" calcext:value-type="float">
            <text:p>25.21</text:p>
          </table:table-cell>
          <table:table-cell office:value-type="float" office:value="24.65" calcext:value-type="float">
            <text:p>24.65</text:p>
          </table:table-cell>
          <table:table-cell/>
          <table:table-cell office:value-type="float" office:value="121.85" calcext:value-type="float">
            <text:p>121.85</text:p>
          </table:table-cell>
          <table:table-cell office:value-type="float" office:value="111.44" calcext:value-type="float">
            <text:p>111.44</text:p>
          </table:table-cell>
          <table:table-cell/>
          <table:table-cell office:value-type="float" office:value="13.98" calcext:value-type="float">
            <text:p>13.98</text:p>
          </table:table-cell>
          <table:table-cell office:value-type="float" office:value="13.76" calcext:value-type="float">
            <text:p>13.76</text:p>
          </table:table-cell>
          <table:table-cell/>
          <table:table-cell office:value-type="float" office:value="60.51" calcext:value-type="float">
            <text:p>60.51</text:p>
          </table:table-cell>
          <table:table-cell office:value-type="float" office:value="62.1" calcext:value-type="float">
            <text:p>62.1</text:p>
          </table:table-cell>
          <table:table-cell/>
          <table:table-cell office:value-type="float" office:value="7.81" calcext:value-type="float">
            <text:p>7.81</text:p>
          </table:table-cell>
          <table:table-cell office:value-type="float" office:value="7.88" calcext:value-type="float">
            <text:p>7.88</text:p>
          </table:table-cell>
          <table:table-cell/>
          <table:table-cell office:value-type="float" office:value="39.51" calcext:value-type="float">
            <text:p>39.51</text:p>
          </table:table-cell>
          <table:table-cell office:value-type="float" office:value="36.91" calcext:value-type="float">
            <text:p>36.91</text:p>
          </table:table-cell>
        </table:table-row>
        <table:table-row table:style-name="ro1">
          <table:table-cell/>
          <table:table-cell office:value-type="float" office:value="24.99" calcext:value-type="float">
            <text:p>24.99</text:p>
          </table:table-cell>
          <table:table-cell office:value-type="float" office:value="25.28" calcext:value-type="float">
            <text:p>25.28</text:p>
          </table:table-cell>
          <table:table-cell/>
          <table:table-cell office:value-type="float" office:value="120.01" calcext:value-type="float">
            <text:p>120.01</text:p>
          </table:table-cell>
          <table:table-cell office:value-type="float" office:value="111.37" calcext:value-type="float">
            <text:p>111.37</text:p>
          </table:table-cell>
          <table:table-cell/>
          <table:table-cell office:value-type="float" office:value="13.74" calcext:value-type="float">
            <text:p>13.74</text:p>
          </table:table-cell>
          <table:table-cell office:value-type="float" office:value="13.75" calcext:value-type="float">
            <text:p>13.75</text:p>
          </table:table-cell>
          <table:table-cell/>
          <table:table-cell office:value-type="float" office:value="59.61" calcext:value-type="float">
            <text:p>59.61</text:p>
          </table:table-cell>
          <table:table-cell office:value-type="float" office:value="62.17" calcext:value-type="float">
            <text:p>62.17</text:p>
          </table:table-cell>
          <table:table-cell/>
          <table:table-cell office:value-type="float" office:value="7.83" calcext:value-type="float">
            <text:p>7.83</text:p>
          </table:table-cell>
          <table:table-cell office:value-type="float" office:value="7.87" calcext:value-type="float">
            <text:p>7.87</text:p>
          </table:table-cell>
          <table:table-cell/>
          <table:table-cell office:value-type="float" office:value="39.59" calcext:value-type="float">
            <text:p>39.59</text:p>
          </table:table-cell>
          <table:table-cell office:value-type="float" office:value="37.02" calcext:value-type="float">
            <text:p>37.02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6:.B10])" office:value-type="float" office:value="24.694" calcext:value-type="float">
            <text:p>24.694</text:p>
          </table:table-cell>
          <table:table-cell table:formula="of:=AVERAGE([.C6:.C10])" office:value-type="float" office:value="25.248" calcext:value-type="float">
            <text:p>25.248</text:p>
          </table:table-cell>
          <table:table-cell/>
          <table:table-cell table:formula="of:=AVERAGE([.E6:.E10])" office:value-type="float" office:value="116.07" calcext:value-type="float">
            <text:p>116.07</text:p>
          </table:table-cell>
          <table:table-cell table:formula="of:=AVERAGE([.F6:.F10])" office:value-type="float" office:value="112.7" calcext:value-type="float">
            <text:p>112.7</text:p>
          </table:table-cell>
          <table:table-cell/>
          <table:table-cell table:formula="of:=AVERAGE([.H6:.H10])" office:value-type="float" office:value="13.798" calcext:value-type="float">
            <text:p>13.798</text:p>
          </table:table-cell>
          <table:table-cell table:formula="of:=AVERAGE([.I6:.I10])" office:value-type="float" office:value="13.752" calcext:value-type="float">
            <text:p>13.752</text:p>
          </table:table-cell>
          <table:table-cell/>
          <table:table-cell table:formula="of:=AVERAGE([.K6:.K10])" office:value-type="float" office:value="60.55" calcext:value-type="float">
            <text:p>60.55</text:p>
          </table:table-cell>
          <table:table-cell table:formula="of:=AVERAGE([.L6:.L10])" office:value-type="float" office:value="61.848" calcext:value-type="float">
            <text:p>61.848</text:p>
          </table:table-cell>
          <table:table-cell/>
          <table:table-cell table:formula="of:=AVERAGE([.N6:.N10])" office:value-type="float" office:value="7.814" calcext:value-type="float">
            <text:p>7.814</text:p>
          </table:table-cell>
          <table:table-cell table:formula="of:=AVERAGE([.O6:.O10])" office:value-type="float" office:value="7.89" calcext:value-type="float">
            <text:p>7.89</text:p>
          </table:table-cell>
          <table:table-cell/>
          <table:table-cell table:formula="of:=AVERAGE([.Q6:.Q10])" office:value-type="float" office:value="38.398" calcext:value-type="float">
            <text:p>38.398</text:p>
          </table:table-cell>
          <table:table-cell table:formula="of:=AVERAGE([.R6:.R10])" office:value-type="float" office:value="37.696" calcext:value-type="float">
            <text:p>37.696</text:p>
          </table:table-cell>
        </table:table-row>
        <table:table-row table:style-name="ro1">
          <table:table-cell office:value-type="string" calcext:value-type="string">
            <text:p>STEDV</text:p>
          </table:table-cell>
          <table:table-cell table:formula="of:=STDEV([.B6:.B10])" office:value-type="float" office:value="0.468753666652326" calcext:value-type="float">
            <text:p>0.468753666652326</text:p>
          </table:table-cell>
          <table:table-cell table:formula="of:=STDEV([.C6:.C10])" office:value-type="float" office:value="0.395436467716372" calcext:value-type="float">
            <text:p>0.395436467716372</text:p>
          </table:table-cell>
          <table:table-cell/>
          <table:table-cell table:formula="of:=STDEV([.Q6:.Q10])" office:value-type="float" office:value="1.09944076693563" calcext:value-type="float">
            <text:p>1.09944076693563</text:p>
          </table:table-cell>
          <table:table-cell table:formula="of:=STDEV([.F6:.F10])" office:value-type="float" office:value="2.3937731722116" calcext:value-type="float">
            <text:p>2.3937731722116</text:p>
          </table:table-cell>
          <table:table-cell/>
          <table:table-cell table:formula="of:=STDEV([.H6:.H10])" office:value-type="float" office:value="0.120498962651137" calcext:value-type="float">
            <text:p>0.120498962651137</text:p>
          </table:table-cell>
          <table:table-cell table:formula="of:=STDEV([.I6:.I10])" office:value-type="float" office:value="0.155145093380358" calcext:value-type="float">
            <text:p>0.155145093380358</text:p>
          </table:table-cell>
          <table:table-cell/>
          <table:table-cell table:formula="of:=STDEV([.K6:.K10])" office:value-type="float" office:value="1.89034388405919" calcext:value-type="float">
            <text:p>1.89034388405919</text:p>
          </table:table-cell>
          <table:table-cell table:formula="of:=STDEV([.L6:.L10])" office:value-type="float" office:value="0.347159905519057" calcext:value-type="float">
            <text:p>0.347159905519057</text:p>
          </table:table-cell>
          <table:table-cell/>
          <table:table-cell table:formula="of:=STDEV([.N6:.N10])" office:value-type="float" office:value="0.0114017542509914" calcext:value-type="float">
            <text:p>0.011401754250991</text:p>
          </table:table-cell>
          <table:table-cell table:formula="of:=STDEV([.O6:.O10])" office:value-type="float" office:value="0.02" calcext:value-type="float">
            <text:p>0.02</text:p>
          </table:table-cell>
          <table:table-cell/>
          <table:table-cell table:formula="of:=STDEV([.Q6:.Q10])" office:value-type="float" office:value="1.09944076693563" calcext:value-type="float">
            <text:p>1.09944076693563</text:p>
          </table:table-cell>
          <table:table-cell table:formula="of:=STDEV([.R6:.R10])" office:value-type="float" office:value="0.912704771544447" calcext:value-type="float">
            <text:p>0.912704771544447</text:p>
          </table:table-cell>
        </table:table-row>
      </table:table>
      <table:table table:name="MG" table:style-name="ta1">
        <table:table-column table:style-name="co1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1 thread</text:p>
          </table:table-cell>
          <table:table-cell table:style-name="ce1" table:number-columns-repeated="4"/>
          <table:table-cell/>
          <table:table-cell table:style-name="ce1" office:value-type="string" calcext:value-type="string">
            <text:p>2 threads</text:p>
          </table:table-cell>
          <table:table-cell table:style-name="ce1" table:number-columns-repeated="4"/>
          <table:table-cell/>
          <table:table-cell table:style-name="ce1" office:value-type="string" calcext:value-type="string">
            <text:p>4 threads</text:p>
          </table:table-cell>
          <table:table-cell table:style-name="ce1" table:number-columns-repeated="4"/>
        </table:table-row>
        <table:table-row table:style-name="ro1">
          <table:table-cell/>
          <table:table-cell table:style-name="ce1" office:value-type="string" calcext:value-type="string">
            <text:p>Class A</text:p>
          </table:table-cell>
          <table:table-cell table:style-name="ce1" table:number-columns-repeated="2"/>
          <table:table-cell table:style-name="ce1" office:value-type="string" calcext:value-type="string">
            <text:p>Class B</text:p>
          </table:table-cell>
          <table:table-cell table:style-name="ce1"/>
          <table:table-cell/>
          <table:table-cell table:style-name="ce1" office:value-type="string" calcext:value-type="string">
            <text:p>Class A</text:p>
          </table:table-cell>
          <table:table-cell table:style-name="ce1" table:number-columns-repeated="2"/>
          <table:table-cell table:style-name="ce1" office:value-type="string" calcext:value-type="string">
            <text:p>Class B</text:p>
          </table:table-cell>
          <table:table-cell table:style-name="ce1"/>
          <table:table-cell/>
          <table:table-cell table:style-name="ce1" office:value-type="string" calcext:value-type="string">
            <text:p>Class A</text:p>
          </table:table-cell>
          <table:table-cell table:style-name="ce1" table:number-columns-repeated="2"/>
          <table:table-cell table:style-name="ce1" office:value-type="string" calcext:value-type="string">
            <text:p>Class B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 table:style-name="ce1"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 table:style-name="ce1"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 table:style-name="ce1"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</table:table-row>
        <table:table-row table:style-name="ro1">
          <table:table-cell/>
          <table:table-cell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float" office:value="3.76" calcext:value-type="float">
            <text:p>3.76</text:p>
          </table:table-cell>
          <table:table-cell office:value-type="float" office:value="3.78" calcext:value-type="float">
            <text:p>3.78</text:p>
          </table:table-cell>
          <table:table-cell/>
          <table:table-cell table:number-columns-repeated="2" office:value-type="float" office:value="0.51" calcext:value-type="float">
            <text:p>0.51</text:p>
          </table:table-cell>
          <table:table-cell/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/>
          <table:table-cell office:value-type="float" office:value="2.21" calcext:value-type="float">
            <text:p>2.21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/>
          <table:table-cell table:number-columns-repeated="2" office:value-type="float" office:value="0.82" calcext:value-type="float">
            <text:p>0.82</text:p>
          </table:table-cell>
          <table:table-cell/>
          <table:table-cell office:value-type="float" office:value="3.77" calcext:value-type="float">
            <text:p>3.77</text:p>
          </table:table-cell>
          <table:table-cell office:value-type="float" office:value="3.84" calcext:value-type="float">
            <text:p>3.84</text:p>
          </table:table-cell>
          <table:table-cell/>
          <table:table-cell table:number-columns-repeated="2" office:value-type="float" office:value="0.51" calcext:value-type="float">
            <text:p>0.51</text:p>
          </table:table-cell>
          <table:table-cell/>
          <table:table-cell office:value-type="float" office:value="2.32" calcext:value-type="float">
            <text:p>2.32</text:p>
          </table:table-cell>
          <table:table-cell office:value-type="float" office:value="2.33" calcext:value-type="float">
            <text:p>2.33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float" office:value="2.23" calcext:value-type="float">
            <text:p>2.23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/>
          <table:table-cell table:number-columns-repeated="2" office:value-type="float" office:value="0.82" calcext:value-type="float">
            <text:p>0.82</text:p>
          </table:table-cell>
          <table:table-cell/>
          <table:table-cell office:value-type="float" office:value="3.71" calcext:value-type="float">
            <text:p>3.71</text:p>
          </table:table-cell>
          <table:table-cell office:value-type="float" office:value="3.88" calcext:value-type="float">
            <text:p>3.88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/>
          <table:table-cell office:value-type="float" office:value="2.32" calcext:value-type="float">
            <text:p>2.32</text:p>
          </table:table-cell>
          <table:table-cell office:value-type="float" office:value="2.34" calcext:value-type="float">
            <text:p>2.34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float" office:value="2.21" calcext:value-type="float">
            <text:p>2.21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float" office:value="3.77" calcext:value-type="float">
            <text:p>3.77</text:p>
          </table:table-cell>
          <table:table-cell office:value-type="float" office:value="3.88" calcext:value-type="float">
            <text:p>3.88</text:p>
          </table:table-cell>
          <table:table-cell/>
          <table:table-cell table:number-columns-repeated="2" office:value-type="float" office:value="0.51" calcext:value-type="float">
            <text:p>0.51</text:p>
          </table:table-cell>
          <table:table-cell/>
          <table:table-cell office:value-type="float" office:value="2.38" calcext:value-type="float">
            <text:p>2.38</text:p>
          </table:table-cell>
          <table:table-cell office:value-type="float" office:value="2.33" calcext:value-type="float">
            <text:p>2.33</text:p>
          </table:table-cell>
          <table:table-cell/>
          <table:table-cell table:number-columns-repeated="2" office:value-type="float" office:value="0.47" calcext:value-type="float">
            <text:p>0.47</text:p>
          </table:table-cell>
          <table:table-cell/>
          <table:table-cell table:number-columns-repeated="2" office:value-type="float" office:value="2.22" calcext:value-type="float">
            <text:p>2.22</text:p>
          </table:table-cell>
        </table:table-row>
        <table:table-row table:style-name="ro1">
          <table:table-cell/>
          <table:table-cell table:number-columns-repeated="2" office:value-type="float" office:value="0.83" calcext:value-type="float">
            <text:p>0.83</text:p>
          </table:table-cell>
          <table:table-cell/>
          <table:table-cell office:value-type="float" office:value="3.88" calcext:value-type="float">
            <text:p>3.88</text:p>
          </table:table-cell>
          <table:table-cell office:value-type="float" office:value="3.94" calcext:value-type="float">
            <text:p>3.9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float" office:value="2.29" calcext:value-type="float">
            <text:p>2.29</text:p>
          </table:table-cell>
          <table:table-cell office:value-type="float" office:value="2.33" calcext:value-type="float">
            <text:p>2.33</text:p>
          </table:table-cell>
          <table:table-cell/>
          <table:table-cell table:number-columns-repeated="2" office:value-type="float" office:value="0.47" calcext:value-type="float">
            <text:p>0.47</text:p>
          </table:table-cell>
          <table:table-cell/>
          <table:table-cell office:value-type="float" office:value="2.21" calcext:value-type="float">
            <text:p>2.21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6:.B10])" office:value-type="float" office:value="0.816" calcext:value-type="float">
            <text:p>0.816</text:p>
          </table:table-cell>
          <table:table-cell table:formula="of:=AVERAGE([.C6:.C10])" office:value-type="float" office:value="0.824" calcext:value-type="float">
            <text:p>0.824</text:p>
          </table:table-cell>
          <table:table-cell/>
          <table:table-cell table:formula="of:=AVERAGE([.E6:.E10])" office:value-type="float" office:value="3.778" calcext:value-type="float">
            <text:p>3.778</text:p>
          </table:table-cell>
          <table:table-cell table:formula="of:=AVERAGE([.F6:.F10])" office:value-type="float" office:value="3.864" calcext:value-type="float">
            <text:p>3.864</text:p>
          </table:table-cell>
          <table:table-cell/>
          <table:table-cell table:formula="of:=AVERAGE([.H6:.H10])" office:value-type="float" office:value="0.506" calcext:value-type="float">
            <text:p>0.506</text:p>
          </table:table-cell>
          <table:table-cell table:formula="of:=AVERAGE([.I6:.I10])" office:value-type="float" office:value="0.506" calcext:value-type="float">
            <text:p>0.506</text:p>
          </table:table-cell>
          <table:table-cell/>
          <table:table-cell table:formula="of:=AVERAGE([.K6:.K10])" office:value-type="float" office:value="2.328" calcext:value-type="float">
            <text:p>2.328</text:p>
          </table:table-cell>
          <table:table-cell table:formula="of:=AVERAGE([.L6:.L10])" office:value-type="float" office:value="2.336" calcext:value-type="float">
            <text:p>2.336</text:p>
          </table:table-cell>
          <table:table-cell/>
          <table:table-cell table:formula="of:=AVERAGE([.N6:.N10])" office:value-type="float" office:value="0.472" calcext:value-type="float">
            <text:p>0.472</text:p>
          </table:table-cell>
          <table:table-cell table:formula="of:=AVERAGE([.O6:.O10])" office:value-type="float" office:value="0.478" calcext:value-type="float">
            <text:p>0.478</text:p>
          </table:table-cell>
          <table:table-cell/>
          <table:table-cell table:formula="of:=AVERAGE([.Q6:.Q10])" office:value-type="float" office:value="2.216" calcext:value-type="float">
            <text:p>2.216</text:p>
          </table:table-cell>
          <table:table-cell table:formula="of:=AVERAGE([.R6:.R10])" office:value-type="float" office:value="2.228" calcext:value-type="float">
            <text:p>2.228</text:p>
          </table:table-cell>
        </table:table-row>
        <table:table-row table:style-name="ro1">
          <table:table-cell office:value-type="string" calcext:value-type="string">
            <text:p>STEDV</text:p>
          </table:table-cell>
          <table:table-cell table:formula="of:=STDEV([.B6:.B10])" office:value-type="float" office:value="0.0114017542509914" calcext:value-type="float">
            <text:p>0.011401754250991</text:p>
          </table:table-cell>
          <table:table-cell table:formula="of:=STDEV([.C6:.C10])" office:value-type="float" office:value="0.00547722557505167" calcext:value-type="float">
            <text:p>0.005477225575052</text:p>
          </table:table-cell>
          <table:table-cell/>
          <table:table-cell table:formula="of:=STDEV([.Q6:.Q10])" office:value-type="float" office:value="0.00894427190999919" calcext:value-type="float">
            <text:p>0.008944271909999</text:p>
          </table:table-cell>
          <table:table-cell table:formula="of:=STDEV([.F6:.F10])" office:value-type="float" office:value="0.0589915248150104" calcext:value-type="float">
            <text:p>0.05899152481501</text:p>
          </table:table-cell>
          <table:table-cell/>
          <table:table-cell table:formula="of:=STDEV([.H6:.H10])" office:value-type="float" office:value="0.00547722557505167" calcext:value-type="float">
            <text:p>0.005477225575052</text:p>
          </table:table-cell>
          <table:table-cell table:formula="of:=STDEV([.I6:.I10])" office:value-type="float" office:value="0.00894427190999917" calcext:value-type="float">
            <text:p>0.008944271909999</text:p>
          </table:table-cell>
          <table:table-cell/>
          <table:table-cell table:formula="of:=STDEV([.K6:.K10])" office:value-type="float" office:value="0.0327108544675922" calcext:value-type="float">
            <text:p>0.032710854467592</text:p>
          </table:table-cell>
          <table:table-cell table:formula="of:=STDEV([.L6:.L10])" office:value-type="float" office:value="0.00894427190999914" calcext:value-type="float">
            <text:p>0.008944271909999</text:p>
          </table:table-cell>
          <table:table-cell/>
          <table:table-cell table:formula="of:=STDEV([.N6:.N10])" office:value-type="float" office:value="0.00447213595499956" calcext:value-type="float">
            <text:p>0.004472135955</text:p>
          </table:table-cell>
          <table:table-cell table:formula="of:=STDEV([.O6:.O10])" office:value-type="float" office:value="0.00836660026534074" calcext:value-type="float">
            <text:p>0.008366600265341</text:p>
          </table:table-cell>
          <table:table-cell/>
          <table:table-cell table:formula="of:=STDEV([.Q6:.Q10])" office:value-type="float" office:value="0.00894427190999919" calcext:value-type="float">
            <text:p>0.008944271909999</text:p>
          </table:table-cell>
          <table:table-cell table:formula="of:=STDEV([.R6:.R10])" office:value-type="float" office:value="0.0130384048104052" calcext:value-type="float">
            <text:p>0.0130384048104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8">00/00/0000</text:date>, <text:time style:data-style-name="N2" text:time-value="13:43:09.1004925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18:15:47.001788536</meta:creation-date>
    <meta:generator>LibreOffice/6.0.2.1$Linux_X86_64 LibreOffice_project/f7f06a8f319e4b62f9bc5095aa112a65d2f3ac89</meta:generator>
    <dc:date>2018-04-08T18:52:01.256405269</dc:date>
    <meta:editing-duration>PT15H49M44S</meta:editing-duration>
    <meta:editing-cycles>61</meta:editing-cycles>
    <meta:document-statistic meta:table-count="3" meta:cell-count="321" meta:object-count="0"/>
  </office:meta>
</office:document-meta>
</file>